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2pt" fo:font-weight="normal" officeooo:rsid="001ea68e" officeooo:paragraph-rsid="001ea68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a68e" officeooo:paragraph-rsid="001f01ce" fo:background-color="#ffff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a68e" officeooo:paragraph-rsid="0023e123" fo:background-color="#ffff00"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rsid="001ea68e" officeooo:paragraph-rsid="00295d3e"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05231" officeooo:paragraph-rsid="00205231" fo:background-color="#ffff0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c8ea5" officeooo:paragraph-rsid="002c8ea5" fo:background-color="#ffff00"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ea68e" officeooo:paragraph-rsid="001ea68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57fce" officeooo:paragraph-rsid="00257fce" fo:background-color="#ffff00"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style="normal" fo:font-weight="normal" officeooo:rsid="001ea68e" officeooo:paragraph-rsid="001ea68e" fo:background-color="#ffff00"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ea68e" officeooo:paragraph-rsid="00295d3e" fo:background-color="#ffff00"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b9fb1" officeooo:paragraph-rsid="002b9fb1" fo:background-color="#ffff0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ea46c" officeooo:paragraph-rsid="002ea46c" fo:background-color="#ffff00" style:font-size-asian="12pt" style:font-style-asian="normal" style:font-weight-asian="normal" style:font-size-complex="12pt" style:font-style-complex="normal" style:font-weight-complex="normal"/>
    </style:style>
    <style:style style:name="P16" style:family="paragraph" style:parent-style-name="Standard">
      <style:text-properties officeooo:rsid="00295c8e" officeooo:paragraph-rsid="00295c8e"/>
    </style:style>
    <style:style style:name="P17" style:family="paragraph" style:parent-style-name="Standard">
      <style:paragraph-properties fo:text-align="center" style:justify-single-word="false"/>
      <style:text-properties officeooo:paragraph-rsid="00295c8e"/>
    </style:style>
    <style:style style:name="P18" style:family="paragraph" style:parent-style-name="Standard">
      <style:paragraph-properties fo:text-align="center" style:justify-single-word="false"/>
      <style:text-properties officeooo:rsid="00139c54" officeooo:paragraph-rsid="00295c8e"/>
    </style:style>
    <style:style style:name="P19" style:family="paragraph" style:parent-style-name="Standard">
      <style:paragraph-properties fo:text-align="center" style:justify-single-word="false"/>
      <style:text-properties officeooo:rsid="00139c54" officeooo:paragraph-rsid="00295d3e" fo:background-color="#fff200"/>
    </style:style>
    <style:style style:name="P20" style:family="paragraph" style:parent-style-name="Standard">
      <style:paragraph-properties fo:text-align="center" style:justify-single-word="false"/>
      <style:text-properties officeooo:rsid="00229fca" officeooo:paragraph-rsid="00295c8e"/>
    </style:style>
    <style:style style:name="P21" style:family="paragraph" style:parent-style-name="Standard">
      <style:paragraph-properties fo:text-align="center" style:justify-single-word="false"/>
      <style:text-properties officeooo:rsid="0031d33a" officeooo:paragraph-rsid="0031d33a"/>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style:style style:name="T4" style:family="text">
      <style:text-properties officeooo:rsid="0023e123"/>
    </style:style>
    <style:style style:name="T5" style:family="text">
      <style:text-properties fo:color="#c9211e"/>
    </style:style>
    <style:style style:name="T6" style:family="text">
      <style:text-properties officeooo:rsid="002575ac"/>
    </style:style>
    <style:style style:name="T7" style:family="text">
      <style:text-properties fo:color="#000000"/>
    </style:style>
    <style:style style:name="T8" style:family="text">
      <style:text-properties fo:font-size="12pt" fo:font-weight="normal" officeooo:rsid="001ea68e" fo:background-color="#ffff00" loext:char-shading-value="0" style:font-size-asian="12pt" style:font-weight-asian="normal" style:font-size-complex="12pt" style:font-weight-complex="normal"/>
    </style:style>
    <style:style style:name="T9" style:family="text">
      <style:text-properties fo:font-size="12pt" fo:font-weight="normal" officeooo:rsid="0023e123" fo:background-color="#ffff00" loext:char-shading-value="0" style:font-size-asian="12pt" style:font-weight-asian="normal" style:font-size-complex="12pt" style:font-weight-complex="normal"/>
    </style:style>
    <style:style style:name="T10" style:family="text">
      <style:text-properties officeooo:rsid="00295d3e"/>
    </style:style>
    <style:style style:name="T11" style:family="text">
      <style:text-properties officeooo:rsid="002c79ab"/>
    </style:style>
    <style:style style:name="T12" style:family="text">
      <style:text-properties officeooo:rsid="002c8ea5"/>
    </style:style>
    <style:style style:name="T13" style:family="text">
      <style:text-properties fo:font-weight="bold" officeooo:rsid="0023e123" style:font-weight-asian="bold" style:font-weight-complex="bold"/>
    </style:style>
    <style:style style:name="T14" style:family="text">
      <style:text-properties fo:font-weight="bold" officeooo:rsid="00324c46" style:font-weight-asian="bold" style:font-weight-complex="bold"/>
    </style:style>
    <style:style style:name="T15" style:family="text">
      <style:text-properties fo:font-weight="bold" officeooo:rsid="0023e123" fo:background-color="#069a2e" loext:char-shading-value="0" style:font-weight-asian="bold" style:font-weight-complex="bold"/>
    </style:style>
    <style:style style:name="T16" style:family="text">
      <style:text-properties officeooo:rsid="002d1dbb"/>
    </style:style>
    <style:style style:name="T17" style:family="text">
      <style:text-properties officeooo:rsid="00324c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Bonjour je m'appelle Erwan je suis élève en STI2D et je suis membre d'un groupe responsable de la conception d'un arrosage automatique <text:span text:style-name="T4">d’une pelouse d’un jardin public</text:span> Et aujourd'hui nous allons répondre à cette question : </text:p>
      <text:p text:style-name="P9"/>
      <text:p text:style-name="P10">Quel est l’intérêt d'utiliser un capteur d'humidité du sol et de l'air pour mieux gérer ses ressources d'eau. </text:p>
      <text:p text:style-name="P10"/>
      <text:p text:style-name="P11">J’ai trouvé intéressant d’aborder cette question car elle est en lien direct avec ma spécialité, qui est 2i2d SIN</text:p>
      <text:p text:style-name="P2"/>
      <text:p text:style-name="P12">Tout d'abord avant de répondre à cette question, <text:span text:style-name="T4">je vais </text:span>contextualiser la situation pour vous aider à mieux comprendre mes réponses.</text:p>
      <text:p text:style-name="P2"/>
      <text:p text:style-name="P2">Notre conception implique l'utilisation de capteur spécifique nécessaire pour répondre aux critères de bon fonctionnement du système <text:span text:style-name="T10">et </text:span>de l'application. </text:p>
      <text:p text:style-name="P2"/>
      <text:p text:style-name="P4">Pour mettre en évidence l’intérêt d'utiliser un arrosage automatique prenant en compte l'humidité <text:span text:style-name="T4">relative </text:span><text:span text:style-name="T13">(qui correspond au pourcentage d’humidité dans l’air) </text:span><text:span text:style-name="T15">(diagramme de l’air humide)</text:span></text:p>
      <text:p text:style-name="P4">nous allons commencer par mieux faire connaissance avec cette grandeur physique.</text:p>
      <text:p text:style-name="P2"/>
      <text:p text:style-name="P2">L'humidité est un phénomène naturel qui provient de la quantité de vapeur d'eau présente dans l'air </text:p>
      <text:p text:style-name="P2"/>
      <text:p text:style-name="P3">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3"/>
      <text:p text:style-name="P6">Le climat est aussi un facteur important à prendre en compte, un climat humide de base ne nécessitera pas un arrosage trop important alors que dans un climat sec la demande en eau sera logiquement plus conséquente.</text:p>
      <text:p text:style-name="P6">Dans un premier temps l'utilisation de ce genre de capteur est utile concernant l'humidité du sol, pour l'utilisateur car en fonction des constatations qu'il effectuera grâce aux données qui lui sont fournies il pourra alors prendre la décision de continuer un arrosage ou d'arrêter.</text:p>
      <text:p text:style-name="P6"/>
      <text:p text:style-name="P6">Ces capteurs rentrent en jeux dans la notion d'économie d'eau, simplement car le fait de pouvoir avoir des informations en temps réel peux nous faire non seulement économiser beaucoup d'eau mais aussi du temps et de l'énergie.</text:p>
      <text:p text:style-name="P6"/>
      <text:p text:style-name="P6">Malheureusement ces capteurs ont quelques défauts de précision, la plage d<text:span text:style-name="T6">u capteur de </text:span><text:s/><text:span text:style-name="T7">température</text:span><text:span text:style-name="T5"> </text:span>par exemple sera plus ou moins précise suivant la qualité du capteur. <text:span text:style-name="T6">Par exemple l</text:span>e capteur DHT11 est le moins cher <text:span text:style-name="T12">il sera</text:span>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6"/>
      <text:p text:style-name="P6">Tout en consultant l'application nous pourrions nous servir des données qui nous sont fournies pour savoir si il serait judicieux de commencer un arrosage ou non.</text:p>
      <text:p text:style-name="P6"/>
      <text:p text:style-name="P6">L'utilisateur peut adapter sa manière d'arroser suivant les données qu'il perçoit, il pourra par exemple opter pour un arrosage goutte à goutte, ou alors de mettre des doses plus ou moins importante d'eau tout dépendra des conditions météorologiques et de l'équilibre <text:span text:style-name="T2">d'humidité entre le </text:span><text:soft-page-break/><text:span text:style-name="T2">sol et l'air. En se servant de ces données l'utilisateur pourra aussi choisir de lancer un arrosage à l'heure de rosée pour économiser la plus grosse quantité d'eau et d'énergie possible tout en ayant un arrosage efficace. Mais q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6"/>
      <text:p text:style-name="P7">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8"/>
      <text:p text:style-name="P8">Merci de m’avoir écouté et J’espère avoir réussi avec ses arguments à vous faire comprendre pourquoi l'utilisation de ce <text:s/>genre de capteur est importante pour nous et notre environnement.</text:p>
      <text:p text:style-name="P3"/>
      <text:p text:style-name="P3"/>
      <text:p text:style-name="Standard"/>
      <text:p text:style-name="P16"/>
      <text:p text:style-name="Standard"/>
      <text:p text:style-name="P20">PT100 , Thermistance,thermocouple</text:p>
      <text:p text:style-name="P17"/>
      <text:p text:style-name="P17"/>
      <text:p text:style-name="P18"/>
      <text:p text:style-name="P19"><text:span text:style-name="T8">Bonjour je m'appelle Erwan je suis élève en STI2D et je suis membre d'un groupe responsable de la conception d'un arrosage automatique </text:span><text:span text:style-name="T9">d’une pelouse d’un jardin public</text:span><text:span text:style-name="T8"> Et aujourd'hui nous allons répondre à cette question : <text:s/></text:span></text:p>
      <text:p text:style-name="P5"/>
      <text:p text:style-name="P5">Est ce que l'utilisation d'un arroseur automatique connecté est respectueuse de l'environnement et plus économique ? </text:p>
      <text:p text:style-name="P5"/>
      <text:p text:style-name="P13">Tout d'abord avant de répondre à cette question, <text:span text:style-name="T4">je vais vous re</text:span>contextualiser la situation pour vous aider à mieux comprendre mes réponses.</text:p>
      <text:p text:style-name="P13"/>
      <text:p text:style-name="P14">Lors de la conception de notre système nous avons du réfléchir à la notion d’économie <text:span text:style-name="T16">qui se devra d’être </text:span>la plus optimale <text:span text:style-name="T16">possible</text:span> pour que notre <text:span text:style-name="T11">système soit le plus respectueux de l’environnement possible.</text:span></text:p>
      <text:p text:style-name="P14"/>
      <text:p text:style-name="P15">Mais du coup arrosage automatique, bien ou pas ? Et bien c’est 50 50 un système d’arrosage automatique peut être bénéfique <text:s/><text:span text:style-name="T17">comme très néfaste si je peux dire, cela dépendra surtout du système, de la manière d’arroser et de ce que l’utilisateur veut arroser, je vais prendre un bon exemple à proximité pour illustré mes propos, le lac de la </text:span><text:span text:style-name="T14">ganguise</text:span><text:span text:style-name="T17"> est un lac de 500 hectares issu de détournement de rivière qui se situe près de Toulouse et qui sert majoritairement à arroser les plants de maïs car ils demandent beaucoup de ressource en eau or la manière dont il est alimenté est déjà plus respectueuse et économique pour l’environnement car en premier temps il est situé près des champs et il est issu de cours d’eau naturel. Dans cet exemple nous pouvons déjà constater que nous n’aurons jamais une <text:s/>méthode <text:s/>parfaite pour irriguer tout en étant le plus inoffensif pour l’environnement, par exemple la création de ce lac a menée a la destruction de plants d’un agriculteur ce qui n’est forcément ni bon pour lui et pour l’environnement. Cependant l’utilisation d’un système d’arrosage sophistiqué avec un minimum de fonctionnalité combiné avec ce genre de lac pourrait très sûrement changé <text:s/></text:span></text:p>
      <text:p text:style-name="P5"/>
      <text:p text:style-name="P5"><text:soft-page-break/></text:p>
      <text:p text:style-name="P5"/>
      <text:p text:style-name="P5"/>
      <text:p text:style-name="P5"/>
      <text:p text:style-name="P19"/>
      <text:p text:style-name="P17"/>
      <text:p text:style-name="P17"/>
      <text:p text:style-name="P17"/>
      <text:p text:style-name="P21"/>
      <text:p text:style-name="P17"/>
      <text:p text:style-name="P17"/>
      <text:p text:style-name="P17"/>
      <text:p text:style-name="P6"/>
      <text:p text:style-name="P10"/>
      <text:p text:style-name="Standard"/>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5-31T13:53:42.186000000</dc:date>
    <meta:editing-duration>PT1H14M59S</meta:editing-duration>
    <meta:editing-cycles>13</meta:editing-cycles>
    <meta:generator>LibreOffice/5.4.1.2$Windows_X86_64 LibreOffice_project/ea7cb86e6eeb2bf3a5af73a8f7777ac570321527</meta:generator>
    <meta:document-statistic meta:table-count="0" meta:image-count="0" meta:object-count="0" meta:page-count="3" meta:paragraph-count="23" meta:word-count="1015" meta:character-count="6283" meta:non-whitespace-character-count="5276"/>
  </office:meta>
</office:document-meta>
</file>